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style:style style:name="P2" style:family="paragraph" style:parent-style-name="Standard">
      <style:text-properties officeooo:rsid="0005424b" officeooo:paragraph-rsid="0005424b"/>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f73cd" fo:background-color="#ffff00" loext:char-shading-value="0"/>
    </style:style>
    <style:style style:name="T4" style:family="text">
      <style:text-properties officeooo:rsid="000f73cd"/>
    </style:style>
    <style:style style:name="T5" style:family="text">
      <style:text-properties officeooo:rsid="00103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text:bookmark-start text:name="__DdeLink__376_1009993466"/>S10.1 ¿En qué provincia reside habitualmente usted? (Desplegable de todos municipios de España, en el que esté por defecto Granada).<text:bookmark-end text:name="__DdeLink__376_1009993466"/></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
      <text:p text:style-name="P1">P8.- <text:s/>Y, aproximadamente, ¿cuántas horas a la 'semana dedica Ud. Al cuidado de algún miembro de la familia (p. ej. niños, ancianos o personas con discapacidad?</text:p>
      <text:p text:style-name="P1">N° de horas: </text:p>
      <text:p text:style-name="P1"/>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
      <text:p text:style-name="P1">P9a.- <text:s/>Aproximadamente, ¿cuántas horas a la semana dedica su cónyuge/pareja a las tareas domésticas, sin incluir el cuidado de los/as hijos/as ni actividades de ocio?</text:p>
      <text:p text:style-name="P1">N° de horas:</text:p>
      <text:p text:style-name="P1"/>
      <text:p text:style-name="P1">P9b.- Y, aproximadamente, ¿cuántas horas a la semana dedica su cónyuge/pareja al cuidado de algún miembro de la familia (p. ej. niños, ancianos o personas con discapacidad)?</text:p>
      <text:p text:style-name="P1">N° de horas:</text:p>
      <text:p text:style-name="P1"/>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sionista (anteriormente ha trabajado) <text:tab/>(2) Pasar a J10a</text:p>
      <text:p text:style-name="P1">- Jubilado/a o pensionista (anteriormente no ha trabajado) (3) Pasar a J10a<text:tab/></text:p>
      <text:p text:style-name="P1">- Desempleado, busca primer empleo<text:tab/>(4) Pasar a D10a<text:tab/></text:p>
      <text:p text:style-name="P1">- Desempleado, ha trabajado antes (5) Pasar a D10a<text:tab/><text:tab/></text:p>
      <text:p text:style-name="P1">- Estudiante (6) Pasar a D10a<text:tab/><text:tab/><text:tab/></text:p>
      <text:p text:style-name="P1">- Ama de casa (7) Pasar a D10a</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text:soft-page-break/>- Nunca (4) </text:p>
      <text:p text:style-name="P1">T10a.1.-Ha vuelto del trabajo demasiado cansada/o para hacer las tareas de la casa.</text:p>
      <text:p text:style-name="P1">T10.2.-Le ha resultado difícil cumplir con sus responsabilidades familiares, debido al tiempo que había dedica do a su trabajo (remunerado).</text:p>
      <text:p text:style-name="P1">T10a.3.- Ha llegado al trabajo demasiado cansada/o por haber tenido que hacer las tareas de la casa.</text:p>
      <text:p text:style-name="P1">T10a.4.- Ha tenido dificultades para concentrarse en su trabajo, debido a sus responsabilidades familiares.</text:p>
      <text:p text:style-name="P1">T10a.5.- Le ha resultado difícil poder realizar sus aficiones, (deporte, cine, lectura, quedar con amigos/as…) debido al tiempo que había dedicado a su trabajo o responsabilidades familiares</text:p>
      <text:p text:style-name="P1"/>
      <text:p text:style-name="P1">T10b.- ¿Qué tipo de jornada laboral tiene?</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Qué tipo de trabajo tiene?</text:p>
      <text:p text:style-name="P1">- Por cuenta ajena (1)</text:p>
      <text:p text:style-name="P1">- Por cuenta propia (sin asalariados a su cargo) (2)</text:p>
      <text:p text:style-name="P1">- Por cuenta propia (con uno o más asalariados a su cargo) (3)</text:p>
      <text:p text:style-name="P1"/>
      <text:p text:style-name="P1">T10d.- ¿Su empresa u organización proporciona a los /as trabajadores/as algunas de las siguientes medidas?</text:p>
      <text:p text:style-name="P1">- Si (1)</text:p>
      <text:p text:style-name="P1">- No (2)</text:p>
      <text:p text:style-name="P1"/>
      <text:p text:style-name="P1">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p>
      <text:p text:style-name="P1"/>
      <text:p text:style-name="P1">D1<text:span text:style-name="T4">0a</text:span>.<text:tab/>Pensando en las cuatro últimas semanas, ¿ha tratado de encontrar algún empleo? </text:p>
      <text:p text:style-name="P1">- Sí (1) </text:p>
      <text:p text:style-name="P1">- No (2) <text:span text:style-name="T2">Pasar a T1a </text:span><text:span text:style-name="T3">Es la D1a1.1</text:span></text:p>
      <text:p text:style-name="P1">99<text:tab/>- No sabe o no contesta </text:p>
      <text:p text:style-name="P1"/>
      <text:p text:style-name="P1">D<text:span text:style-name="T5">10a2</text:span>.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3) (Pasar a pregunta T1aa)</text:p>
      <text:p text:style-name="P1">- Tiene otras responsabilidades familiares o personales (4) (Pasar a preguntaT1aa)</text:p>
      <text:p text:style-name="P1">- Está cursando estudios o recibiendo formación o bien pretende comenzarlos (5)</text:p>
      <text:p text:style-name="P1"><text:soft-page-break/>- No tiene necesidades económicas (6)</text:p>
      <text:p text:style-name="P1">- Estoy pensando/desarrollando una idea para establecerme por mi cuenta/emprender (7)</text:p>
      <text:p text:style-name="P1">- Porque se ha quedado en situación de desempleo muy recientemente (8)</text:p>
      <text:p text:style-name="P1">- Tiene una expectativa real de trabajo (esperando que la llamen) (9)</text:p>
      <text:p text:style-name="P1">- Sus familiares piensan que no es necesario que trabaje (10</text:p>
      <text:p text:style-name="P1">- Otra (¿cuál?) (11)</text:p>
      <text:p text:style-name="P1"/>
      <text:p text:style-name="P1">D1aa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text:soft-page-break/>-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2DT17H40M28S</meta:editing-duration>
    <meta:editing-cycles>4</meta:editing-cycles>
    <meta:generator>LibreOffice/5.2.5.1$Windows_x86 LibreOffice_project/0312e1a284a7d50ca85a365c316c7abbf20a4d22</meta:generator>
    <dc:date>2017-07-16T10:12:04.177000000</dc:date>
    <meta:document-statistic meta:table-count="0" meta:image-count="0" meta:object-count="0" meta:page-count="5" meta:paragraph-count="155" meta:word-count="1738" meta:character-count="10085" meta:non-whitespace-character-count="8436"/>
  </office:meta>
</office:document-meta>
</file>